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A0000096A00000ADCA661CCEE.svm"/>
  <manifest:file-entry manifest:media-type="" manifest:full-path="Pictures/2000000A0000480B000004F8638DC7C0.svm"/>
  <manifest:file-entry manifest:media-type="" manifest:full-path="Pictures/2000000A000048AA000048DF79620D20.svm"/>
  <manifest:file-entry manifest:media-type="" manifest:full-path="Pictures/2000000A00000597000002637F26001A.svm"/>
  <manifest:file-entry manifest:media-type="" manifest:full-path="Pictures/2000000A000047D7000004F86B7A0A4B.svm"/>
  <manifest:file-entry manifest:media-type="" manifest:full-path="Pictures/2000000A0000052D0000061B8F6240F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style:text-underline-style="solid" style:text-underline-width="auto" style:text-underline-color="font-color"/>
    </style:style>
    <style:style style:name="P3" style:family="paragraph" style:parent-style-name="Standard">
      <style:paragraph-properties fo:orphans="0" fo:widows="0" fo:hyphenation-ladder-count="no-limit"/>
      <style:text-properties style:font-name="Times New Roman" fo:hyphenate="false" fo:hyphenation-remain-char-count="2" fo:hyphenation-push-char-count="2"/>
    </style:style>
    <style:style style:name="P4" style:family="paragraph" style:parent-style-name="Standard" style:list-style-name="L11">
      <style:paragraph-properties fo:orphans="0" fo:widows="0" fo:hyphenation-ladder-count="no-limit"/>
      <style:text-properties style:font-name="Times New Roman" fo:hyphenate="false" fo:hyphenation-remain-char-count="2" fo:hyphenation-push-char-count="2"/>
    </style:style>
    <style:style style:name="P5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6" style:family="paragraph" style:parent-style-name="Standard" style:list-style-name="L2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7" style:family="paragraph" style:parent-style-name="Standard" style:list-style-name="L3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8" style:family="paragraph" style:parent-style-name="Standard" style:list-style-name="L6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9" style:family="paragraph" style:parent-style-name="Standard" style:list-style-name="L8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10" style:family="paragraph" style:parent-style-name="Standard" style:master-page-name="Standard">
      <style:paragraph-properties style:page-number="auto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successive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format="1" text:start-value="2">
        <style:list-level-properties/>
      </text:list-level-style-number>
      <text:list-level-style-number text:level="2" style:num-format="1" text:start-value="2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eff Hildebrandt</text:p>
      <text:p text:style-name="P1">CAP 6675 – Complex Adaptive Systems</text:p>
      <text:p text:style-name="P1">Fall 2017</text:p>
      <text:p text:style-name="P1">Homework 1</text:p>
      <text:p text:style-name="Standard"/>
      <text:p text:style-name="P2">2.1 Part 1</text:p>
      <text:p text:style-name="Standard"/>
      <text:p text:style-name="P1">1. The neighborhood I chose consists of the inner 8 cells (inner-neighbors) around a cell as well as the outer 16 cells (outer-neighbors) surrounding a cell. <text:s/>If the living cells in the outer-neighbors are larger than the living cells inner-neighbors, then the cell dies. <text:s/>Otherwise, a new cell is created in the neighborhood 5 cells up. <text:s/>These rules simulate towns that give their newborns to the northern town when their town becomes overpopulated. <text:s/>This results in every town having to kill off some of their population to make room for all the newborns. <text:s/>It creates an orderly system where there's never more than 8 living cells in a single neighborhood.</text:p>
      <text:p text:style-name="P1"/>
      <text:p text:style-name="P1">I chose this neighborhood by doing a lot of trial and error. <text:s/>I first spent a long time figuring out how to expand the neighborhood. <text:s/>Once I did, I figured I would use both the outside and inside neighborhoods. From there I experimented with creating cells in different locations based off of the inside and outside living population. <text:s/>The one that had a cool effect was when I created a cell in another neighborhood. <text:s/>Basically, I chose this neighborhood because it was the first configuration which looked cool.</text:p>
      <text:p text:style-name="Standard"/>
      <text:p text:style-name="P3">2. There are static objects in the system. The static objects are horizontal rows, they only exist when the bar underneath it is also a horizontal bar. <text:s/>Under these conditions the neighborhoods are always creating and killing cells in the same locations. Note: the diagram below demonstrates the system in equilibrium.</text:p>
      <text:list xml:id="list7459370774155740348" text:style-name="L2">
        <text:list-header>
          <text:p text:style-name="P6"><draw:frame draw:style-name="fr1" draw:name="graphics1" text:anchor-type="paragraph" svg:width="2.5701in" svg:height="2.3346in" draw:z-index="0"><draw:image xlink:href="Pictures/2000000A000048AA000048DF79620D20.svm" xlink:type="simple" xlink:show="embed" xlink:actuate="onLoad"/></draw:frame></text:p>
        </text:list-header>
      </text:list>
      <text:p text:style-name="P5"><text:span text:style-name="T1">3. There are periodic objects in the system. <text:s/>They exist when there are two rows that both aren't horizontal bars. <text:s/>In this state the rows that aren't horizontal bars have one neighborhood that isn't in equilibrium. <text:s/>That one row periodically appears and moves to the right. Note: you can see the parts of the rows that are changing in the below two pictures.</text:span></text:p>
      <text:list xml:id="list6200699637601324858" text:style-name="L3">
        <text:list-header>
          <text:p text:style-name="P7"><draw:frame draw:style-name="fr1" draw:name="graphics2" text:anchor-type="paragraph" svg:width="6.672in" svg:height="0.4591in" draw:z-index="1"><draw:image xlink:href="Pictures/2000000A0000480B000004F8638DC7C0.svm" xlink:type="simple" xlink:show="embed" xlink:actuate="onLoad"/></draw:frame></text:p>
        </text:list-header>
      </text:list>
      <text:p text:style-name="P5"><draw:frame draw:style-name="fr1" draw:name="graphics3" text:anchor-type="paragraph" svg:width="6.6898in" svg:height="0.4783in" draw:z-index="2"><draw:image xlink:href="Pictures/2000000A000047D7000004F86B7A0A4B.svm" xlink:type="simple" xlink:show="embed" xlink:actuate="onLoad"/></draw:frame></text:p>
      <text:p text:style-name="P5"><text:soft-page-break/></text:p>
      <text:p text:style-name="P3">4. There weren't any moving objects in the system. <text:s/>The reason I believe this is because once the potential moving object moves into a different neighborhood, that neighborhood's outer-neighborhood becomes too populated and the cells die.</text:p>
      <text:list xml:id="list4752726335562395514" text:style-name="L11">
        <text:list-header>
          <text:p text:style-name="P4"><text:span text:style-name="T2"/></text:p>
        </text:list-header>
      </text:list>
      <text:p text:style-name="P3"><text:span text:style-name="T2">2.2 Part 2</text:span></text:p>
      <text:p text:style-name="P5"/>
      <text:p text:style-name="P3">1. The system I created consists of four colors, moving cells (pink), non-moving cells (black), dead cells (light blue), and permanent directional cells (blue). <text:s/>The permanent directional cells are given a direction on creation of either up, down, left or right. <text:s/>When a non-moving cell is within 8 cells of a permanent directional cell, and is not obstructed by another non-moving cell or by the permanent directional cell itself, then the non-moving cell turns into a moving cell and will continue to move in the direction that the permanent directional cell tells it to. <text:s/>It will continue moving until it runs into a non-moving cell or another permanent directional cell. <text:s/>The movement is simulated by the non-moving cell killing itself then creating a new moving cell in the direction it was instructed. <text:s/>When the density percentage of the permanent directional cells is high ( around 70%) and the initial density of living pixels is low (around 20%) then the system has a large number of endlessly moving cells of varying lengths. <text:s/>I wanted to create a system that simulates success based on birth location, where success is represented by being a periodic object.</text:p>
      <text:p text:style-name="P3"/>
      <text:p text:style-name="P3">I chose this system because I wanted a system where certain cells directed other cells. <text:s/>I started by creating four different directions as well as permanent states ( for directional cells) and moving states for all other cells. <text:s/>I experimented with several different death and birth states, and liked the idea of the cells eventually settling in a location without displacing the existing cells. <text:s/>With those conditions certain areas become crowded and certain areas are free based off of the random directions the permanent cells are given. <text:s/>I actually initially went outside of the scope of the homework by adding four additional colors and going beyond the eight cell neighborhood. <text:s/>So, I scaled it back to fit the bounds of the homework and added the additional colors as an optional button.</text:p>
      <text:list xml:id="list8638025048071700553" text:style-name="L6">
        <text:list-header>
          <text:p text:style-name="P8"/>
        </text:list-header>
      </text:list>
      <text:p text:style-name="P3">2. Yes, by design there are static objects in the system. <text:s/>Any cell that is outside of the area of a permanent directional cell will be static and any cell that's right next to a permanent directional cell opposite of the direction it is instructing will be static. Note: for the diagram below the black cells represents the static objects.</text:p>
      <text:list xml:id="list39357476" text:continue-numbering="true" text:style-name="L6">
        <text:list-header>
          <text:p text:style-name="P8"/>
        </text:list-header>
      </text:list>
      <text:p text:style-name="P5"><draw:frame draw:style-name="fr1" draw:name="graphics4" text:anchor-type="paragraph" svg:width="0.5217in" svg:height="0.6154in" draw:z-index="3"><draw:image xlink:href="Pictures/2000000A0000052D0000061B8F6240F4.svm" xlink:type="simple" xlink:show="embed" xlink:actuate="onLoad"/></draw:frame></text:p>
      <text:p text:style-name="P3">3. Yes, there are periodic objects in the system. <text:s/>The periodic objects are any moving cells that exist between two permanent directional cells with opposing directions and nothing in between the two. <text:s/>For instance if a permanent directional cell is instructing right and is to the left of <text:s/>a moving cell and a permanent directional cell is instructing left and is to the right of a moving cell with at least 2 dead cells in-between, then the moving cell will move pack and fourth endlessly. Note: for the diagram below the periodic object is the left blue cell, the pink cell, and the right blue cell. <text:s/>The pink cell will endlessly go back and forth between them.</text:p>
      <text:p text:style-name="P5"/>
      <text:p text:style-name="P5"><draw:frame draw:style-name="fr1" draw:name="graphics5" text:anchor-type="paragraph" svg:width="0.5634in" svg:height="0.2402in" draw:z-index="4"><draw:image xlink:href="Pictures/2000000A00000597000002637F26001A.svm" xlink:type="simple" xlink:show="embed" xlink:actuate="onLoad"/></draw:frame></text:p>
      <text:p text:style-name="P3"><text:soft-page-break/>4. Yes, there are moving objects in the system. <text:s/>The moving objects only occur when a moving cell is is not obstructed by any living cells while moving across the screen. <text:s/>Note: This example is a directional cell with the up direction and two moving cells to its right and left.</text:p>
      <text:list xml:id="list6265167106289462833" text:style-name="L8">
        <text:list-header>
          <text:p text:style-name="P9"/>
        </text:list-header>
      </text:list>
      <text:p text:style-name="P5"><draw:frame draw:style-name="fr1" draw:name="graphics6" text:anchor-type="paragraph" svg:width="0.9484in" svg:height="1.0937in" draw:z-index="5"><draw:image xlink:href="Pictures/2000000A0000096A00000ADCA661CCEE.svm" xlink:type="simple" xlink:show="embed" xlink:actuate="onLoad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ff Hildebrandt</meta:initial-creator>
    <meta:creation-date>2017-08-26T10:45:42</meta:creation-date>
    <dc:creator>Jeff Hildebrandt</dc:creator>
    <dc:date>2017-08-29T19:17:03.67</dc:date>
    <meta:editing-duration>P23DT22H11M8S</meta:editing-duration>
    <meta:document-statistic meta:table-count="0" meta:image-count="6" meta:object-count="0" meta:page-count="3" meta:paragraph-count="16" meta:word-count="918" meta:character-count="5422"/>
    <meta:generator>OpenOffice/4.1.3$Win32 OpenOffice.org_project/413m1$Build-9783</meta:generator>
  </office:meta>
</office:document-meta>
</file>